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10.425cm"/>
    </style:style>
    <style:style style:name="Table1.C" style:family="table-column">
      <style:table-column-properties style:column-width="5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d2c7" officeooo:paragraph-rsid="000fd2c7"/>
    </style:style>
    <style:style style:name="P2" style:family="paragraph" style:parent-style-name="Table_20_Contents">
      <style:text-properties officeooo:rsid="000fd2c7" officeooo:paragraph-rsid="00117c6e"/>
    </style:style>
    <style:style style:name="T1" style:family="text">
      <style:text-properties officeooo:rsid="00117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Requirements</text:p>
          </table:table-cell>
          <table:table-cell table:style-name="Table1.C1" office:value-type="string">
            <text:p text:style-name="P1">Use Case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Record names, address, contact details f<text:span text:style-name="T1">or</text:span> each suppli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Record names, address, contact details f<text:span text:style-name="T1">or</text:span> each shop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Record names, address, contact details f<text:span text:style-name="T1">or</text:span> each custom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Make a new invoice and generator an invoice numb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Record items, quantity, price and customer for each invoic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Record payment of invoic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Record new ord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Add details to ord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Check status of ord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Calculate annual turnov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Enable data sha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Create new us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Change user passwor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Record details of us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Restrict permissions of each us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Remove suppliers, shops, customers, and users from the system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Add a rep to a suppli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1">Allow staff to write notes on suppliers, customers and shop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Allow staff to write notes on orders and invoices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20:08:01.579488110</meta:creation-date>
    <dc:date>2016-03-03T11:35:13.888329963</dc:date>
    <meta:editing-duration>PT50M51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41" meta:word-count="135" meta:character-count="732" meta:non-whitespace-character-count="638"/>
  </office:meta>
</office:document-meta>
</file>